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7"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f1d6a"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6"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7" style:family="paragraph" style:parent-style-name="Footnote">
      <style:text-properties officeooo:paragraph-rsid="0125a2a2"/>
    </style:style>
    <style:style style:name="P138" style:family="paragraph" style:parent-style-name="Heading_20_2">
      <style:paragraph-properties fo:text-align="center" style:justify-single-word="false"/>
      <style:text-properties officeooo:paragraph-rsid="00135035"/>
    </style:style>
    <style:style style:name="P139" style:family="paragraph" style:parent-style-name="Heading_20_3">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d825e1" fo:background-color="#ffff00" loext:char-shading-value="0"/>
    </style:style>
    <style:style style:name="T26" style:family="text">
      <style:text-properties officeooo:rsid="01eeb981" fo:background-color="#ffff00" loext:char-shading-value="0"/>
    </style:style>
    <style:style style:name="T27" style:family="text">
      <style:text-properties officeooo:rsid="00ef5e0c"/>
    </style:style>
    <style:style style:name="T28" style:family="text">
      <style:text-properties officeooo:rsid="00f57ed6"/>
    </style:style>
    <style:style style:name="T29" style:family="text">
      <style:text-properties officeooo:rsid="00fa007a"/>
    </style:style>
    <style:style style:name="T30" style:family="text">
      <style:text-properties officeooo:rsid="01024890"/>
    </style:style>
    <style:style style:name="T31" style:family="text">
      <style:text-properties officeooo:rsid="0104de69"/>
    </style:style>
    <style:style style:name="T32" style:family="text">
      <style:text-properties officeooo:rsid="0110b648"/>
    </style:style>
    <style:style style:name="T33" style:family="text">
      <style:text-properties officeooo:rsid="0117616a"/>
    </style:style>
    <style:style style:name="T34" style:family="text">
      <style:text-properties officeooo:rsid="016118b8"/>
    </style:style>
    <style:style style:name="T35" style:family="text">
      <style:text-properties officeooo:rsid="015b30ca"/>
    </style:style>
    <style:style style:name="T36" style:family="text">
      <style:text-properties officeooo:rsid="0119d4f5"/>
    </style:style>
    <style:style style:name="T37" style:family="text">
      <style:text-properties officeooo:rsid="011e0827"/>
    </style:style>
    <style:style style:name="T38" style:family="text">
      <style:text-properties officeooo:rsid="0123ab3e"/>
    </style:style>
    <style:style style:name="T39" style:family="text">
      <style:text-properties officeooo:rsid="0124481f"/>
    </style:style>
    <style:style style:name="T40" style:family="text">
      <style:text-properties officeooo:rsid="0125a2a2"/>
    </style:style>
    <style:style style:name="T41" style:family="text">
      <style:text-properties officeooo:rsid="013ac1db"/>
    </style:style>
    <style:style style:name="T42" style:family="text">
      <style:text-properties officeooo:rsid="012cad3c"/>
    </style:style>
    <style:style style:name="T43" style:family="text">
      <style:text-properties officeooo:rsid="01377ace"/>
    </style:style>
    <style:style style:name="T44" style:family="text">
      <style:text-properties officeooo:rsid="01318f63"/>
    </style:style>
    <style:style style:name="T45" style:family="text">
      <style:text-properties officeooo:rsid="013010ef"/>
    </style:style>
    <style:style style:name="T46" style:family="text">
      <style:text-properties officeooo:rsid="013543cd"/>
    </style:style>
    <style:style style:name="T47" style:family="text">
      <style:text-properties officeooo:rsid="01464d5e"/>
    </style:style>
    <style:style style:name="T48" style:family="text">
      <style:text-properties officeooo:rsid="0138ac78"/>
    </style:style>
    <style:style style:name="T49" style:family="text">
      <style:text-properties officeooo:rsid="014788a3"/>
    </style:style>
    <style:style style:name="T50" style:family="text">
      <style:text-properties officeooo:rsid="013a8348"/>
    </style:style>
    <style:style style:name="T51" style:family="text">
      <style:text-properties officeooo:rsid="0141a935"/>
    </style:style>
    <style:style style:name="T52" style:family="text">
      <style:text-properties officeooo:rsid="014528d7"/>
    </style:style>
    <style:style style:name="T53" style:family="text">
      <style:text-properties officeooo:rsid="013f4c2b"/>
    </style:style>
    <style:style style:name="T54" style:family="text">
      <style:text-properties officeooo:rsid="0145cc93"/>
    </style:style>
    <style:style style:name="T55" style:family="text">
      <style:text-properties officeooo:rsid="014bd931"/>
    </style:style>
    <style:style style:name="T56" style:family="text">
      <style:text-properties officeooo:rsid="014db436"/>
    </style:style>
    <style:style style:name="T57" style:family="text">
      <style:text-properties officeooo:rsid="015ec2dc"/>
    </style:style>
    <style:style style:name="T58" style:family="text">
      <style:text-properties officeooo:rsid="015eb168"/>
    </style:style>
    <style:style style:name="T59" style:family="text">
      <style:text-properties officeooo:rsid="015257e1"/>
    </style:style>
    <style:style style:name="T60" style:family="text">
      <style:text-properties officeooo:rsid="014b3872"/>
    </style:style>
    <style:style style:name="T61" style:family="text">
      <style:text-properties officeooo:rsid="0148f84d"/>
    </style:style>
    <style:style style:name="T62" style:family="text">
      <style:text-properties officeooo:rsid="015c90e2"/>
    </style:style>
    <style:style style:name="T63" style:family="text">
      <style:text-properties officeooo:rsid="0176c8f1"/>
    </style:style>
    <style:style style:name="T64" style:family="text">
      <style:text-properties officeooo:rsid="0159373a"/>
    </style:style>
    <style:style style:name="T65" style:family="text">
      <style:text-properties officeooo:rsid="015d1041"/>
    </style:style>
    <style:style style:name="T66" style:family="text">
      <style:text-properties officeooo:rsid="01694011"/>
    </style:style>
    <style:style style:name="T67" style:family="text">
      <style:text-properties officeooo:rsid="015fd0d2"/>
    </style:style>
    <style:style style:name="T68" style:family="text">
      <style:text-properties officeooo:rsid="01610e17"/>
    </style:style>
    <style:style style:name="T69" style:family="text">
      <style:text-properties officeooo:rsid="0162e0be"/>
    </style:style>
    <style:style style:name="T70" style:family="text">
      <style:text-properties officeooo:rsid="016495f3"/>
    </style:style>
    <style:style style:name="T71" style:family="text">
      <style:text-properties officeooo:rsid="0165cfdd"/>
    </style:style>
    <style:style style:name="T72" style:family="text">
      <style:text-properties officeooo:rsid="01706208"/>
    </style:style>
    <style:style style:name="T73" style:family="text">
      <style:text-properties officeooo:rsid="016ea157"/>
    </style:style>
    <style:style style:name="T74" style:family="text">
      <style:text-properties officeooo:rsid="0178b712"/>
    </style:style>
    <style:style style:name="T75" style:family="text">
      <style:text-properties officeooo:rsid="016c68c1"/>
    </style:style>
    <style:style style:name="T76" style:family="text">
      <style:text-properties officeooo:rsid="01097fc3"/>
    </style:style>
    <style:style style:name="T77" style:family="text">
      <style:text-properties officeooo:rsid="00d230b3"/>
    </style:style>
    <style:style style:name="T78" style:family="text">
      <style:text-properties officeooo:rsid="010de8fd"/>
    </style:style>
    <style:style style:name="T79" style:family="text">
      <style:text-properties officeooo:rsid="0115801d"/>
    </style:style>
    <style:style style:name="T80" style:family="text">
      <style:text-properties officeooo:rsid="00d5d453"/>
    </style:style>
    <style:style style:name="T81" style:family="text">
      <style:text-properties officeooo:rsid="010f7a80"/>
    </style:style>
    <style:style style:name="T82" style:family="text">
      <style:text-properties officeooo:rsid="004f6334"/>
    </style:style>
    <style:style style:name="T83" style:family="text">
      <style:text-properties officeooo:rsid="0046a71a"/>
    </style:style>
    <style:style style:name="T84" style:family="text">
      <style:text-properties officeooo:rsid="0052bd42"/>
    </style:style>
    <style:style style:name="T85" style:family="text">
      <style:text-properties officeooo:rsid="004efe2a"/>
    </style:style>
    <style:style style:name="T86" style:family="text">
      <style:text-properties officeooo:rsid="004475ff"/>
    </style:style>
    <style:style style:name="T87" style:family="text">
      <style:text-properties officeooo:rsid="0047c459"/>
    </style:style>
    <style:style style:name="T88" style:family="text">
      <style:text-properties style:use-window-font-color="true" officeooo:rsid="0047c459" fo:background-color="#ff00cc" loext:char-shading-value="0"/>
    </style:style>
    <style:style style:name="T89" style:family="text">
      <style:text-properties officeooo:rsid="0048af3f"/>
    </style:style>
    <style:style style:name="T90" style:family="text">
      <style:text-properties officeooo:rsid="0054b361"/>
    </style:style>
    <style:style style:name="T91" style:family="text">
      <style:text-properties officeooo:rsid="0056a3ca"/>
    </style:style>
    <style:style style:name="T92" style:family="text">
      <style:text-properties officeooo:rsid="010c3641"/>
    </style:style>
    <style:style style:name="T93" style:family="text">
      <style:text-properties officeooo:rsid="006857aa"/>
    </style:style>
    <style:style style:name="T94" style:family="text">
      <style:text-properties officeooo:rsid="005ae49b"/>
    </style:style>
    <style:style style:name="T95" style:family="text">
      <style:text-properties officeooo:rsid="00598937"/>
    </style:style>
    <style:style style:name="T96" style:family="text">
      <style:text-properties officeooo:rsid="005bfeb6"/>
    </style:style>
    <style:style style:name="T97" style:family="text">
      <style:text-properties officeooo:rsid="0079400a"/>
    </style:style>
    <style:style style:name="T98" style:family="text">
      <style:text-properties officeooo:rsid="006d2b09"/>
    </style:style>
    <style:style style:name="T99" style:family="text">
      <style:text-properties officeooo:rsid="00653342"/>
    </style:style>
    <style:style style:name="T100" style:family="text">
      <style:text-properties officeooo:rsid="0084a4bf"/>
    </style:style>
    <style:style style:name="T101" style:family="text">
      <style:text-properties officeooo:rsid="00a8d305"/>
    </style:style>
    <style:style style:name="T102" style:family="text">
      <style:text-properties officeooo:rsid="00868259"/>
    </style:style>
    <style:style style:name="T103" style:family="text">
      <style:text-properties officeooo:rsid="0086045d"/>
    </style:style>
    <style:style style:name="T104" style:family="text">
      <style:text-properties officeooo:rsid="007c26ed"/>
    </style:style>
    <style:style style:name="T105" style:family="text">
      <style:text-properties officeooo:rsid="007f2b0b"/>
    </style:style>
    <style:style style:name="T106" style:family="text">
      <style:text-properties officeooo:rsid="007f353c"/>
    </style:style>
    <style:style style:name="T107" style:family="text">
      <style:text-properties officeooo:rsid="007c05f1"/>
    </style:style>
    <style:style style:name="T108" style:family="text">
      <style:text-properties officeooo:rsid="007ccc0b"/>
    </style:style>
    <style:style style:name="T109" style:family="text">
      <style:text-properties officeooo:rsid="00717ade"/>
    </style:style>
    <style:style style:name="T110" style:family="text">
      <style:text-properties officeooo:rsid="0086ecfb"/>
    </style:style>
    <style:style style:name="T111" style:family="text">
      <style:text-properties officeooo:rsid="008afce7"/>
    </style:style>
    <style:style style:name="T112" style:family="text">
      <style:text-properties officeooo:rsid="008b7b1f"/>
    </style:style>
    <style:style style:name="T113" style:family="text">
      <style:text-properties officeooo:rsid="0091bcb0"/>
    </style:style>
    <style:style style:name="T114" style:family="text">
      <style:text-properties officeooo:rsid="00957c6e"/>
    </style:style>
    <style:style style:name="T115" style:family="text">
      <style:text-properties officeooo:rsid="0092afc6"/>
    </style:style>
    <style:style style:name="T116" style:family="text">
      <style:text-properties officeooo:rsid="0099e211"/>
    </style:style>
    <style:style style:name="T117" style:family="text">
      <style:text-properties officeooo:rsid="009d03f3"/>
    </style:style>
    <style:style style:name="T118" style:family="text">
      <style:text-properties officeooo:rsid="00a0e011"/>
    </style:style>
    <style:style style:name="T119" style:family="text">
      <style:text-properties officeooo:rsid="00a11756"/>
    </style:style>
    <style:style style:name="T120" style:family="text">
      <style:text-properties officeooo:rsid="00a333da"/>
    </style:style>
    <style:style style:name="T121" style:family="text">
      <style:text-properties officeooo:rsid="00a197f4"/>
    </style:style>
    <style:style style:name="T122" style:family="text">
      <style:text-properties officeooo:rsid="00a4987e"/>
    </style:style>
    <style:style style:name="T123" style:family="text">
      <style:text-properties officeooo:rsid="00a4f31b"/>
    </style:style>
    <style:style style:name="T124" style:family="text">
      <style:text-properties officeooo:rsid="00a57ea8"/>
    </style:style>
    <style:style style:name="T125" style:family="text">
      <style:text-properties officeooo:rsid="00b50685"/>
    </style:style>
    <style:style style:name="T126" style:family="text">
      <style:text-properties officeooo:rsid="00b7b032"/>
    </style:style>
    <style:style style:name="T127" style:family="text">
      <style:text-properties officeooo:rsid="00b85c32"/>
    </style:style>
    <style:style style:name="T128" style:family="text">
      <style:text-properties officeooo:rsid="00b8e128"/>
    </style:style>
    <style:style style:name="T129" style:family="text">
      <style:text-properties officeooo:rsid="00c6e0d4"/>
    </style:style>
    <style:style style:name="T130" style:family="text">
      <style:text-properties officeooo:rsid="00c8541b"/>
    </style:style>
    <style:style style:name="T131" style:family="text">
      <style:text-properties officeooo:rsid="00bc45f6"/>
    </style:style>
    <style:style style:name="T132" style:family="text">
      <style:text-properties officeooo:rsid="00ba70a2"/>
    </style:style>
    <style:style style:name="T133" style:family="text">
      <style:text-properties officeooo:rsid="0041e85a"/>
    </style:style>
    <style:style style:name="T134" style:family="text">
      <style:text-properties officeooo:rsid="002d3282"/>
    </style:style>
    <style:style style:name="T135" style:family="text">
      <style:text-properties officeooo:rsid="0031f8e1"/>
    </style:style>
    <style:style style:name="T136" style:family="text">
      <style:text-properties officeooo:rsid="001f5954"/>
    </style:style>
    <style:style style:name="T137" style:family="text">
      <style:text-properties officeooo:rsid="001b0292"/>
    </style:style>
    <style:style style:name="T138" style:family="text">
      <style:text-properties officeooo:rsid="0023936e"/>
    </style:style>
    <style:style style:name="T139" style:family="text">
      <style:text-properties officeooo:rsid="001ef6e5"/>
    </style:style>
    <style:style style:name="T140" style:family="text">
      <style:text-properties officeooo:rsid="00d31dd5"/>
    </style:style>
    <style:style style:name="T141" style:family="text">
      <style:text-properties officeooo:rsid="01c057b3"/>
    </style:style>
    <style:style style:name="T142" style:family="text">
      <style:text-properties officeooo:rsid="01f2da73"/>
    </style:style>
    <style:style style:name="T143" style:family="text">
      <style:text-properties officeooo:rsid="01f4586c"/>
    </style:style>
    <style:style style:name="T144" style:family="text">
      <style:text-properties officeooo:rsid="01f12d79"/>
    </style:style>
    <style:style style:name="T145" style:family="text">
      <style:text-properties officeooo:rsid="01d872e6"/>
    </style:style>
    <style:style style:name="T146" style:family="text">
      <style:text-properties officeooo:rsid="01aa60c0"/>
    </style:style>
    <style:style style:name="T147" style:family="text">
      <style:text-properties officeooo:rsid="01d825e1"/>
    </style:style>
    <style:style style:name="T148" style:family="text">
      <style:text-properties officeooo:rsid="01cf5913"/>
    </style:style>
    <style:style style:name="T149" style:family="text">
      <style:text-properties officeooo:rsid="01d0fa4e"/>
    </style:style>
    <style:style style:name="T150" style:family="text">
      <style:text-properties officeooo:rsid="01d259b2"/>
    </style:style>
    <style:style style:name="T151" style:family="text">
      <style:text-properties officeooo:rsid="01d6de20"/>
    </style:style>
    <style:style style:name="T152" style:family="text">
      <style:text-properties officeooo:rsid="01cf1d6a"/>
    </style:style>
    <style:style style:name="T153" style:family="text">
      <style:text-properties officeooo:rsid="01d2d6cd"/>
    </style:style>
    <style:style style:name="T154" style:family="text">
      <style:text-properties officeooo:rsid="01d93899"/>
    </style:style>
    <style:style style:name="T155" style:family="text">
      <style:text-properties officeooo:rsid="01da3806"/>
    </style:style>
    <style:style style:name="T156" style:family="text">
      <style:text-properties officeooo:rsid="01dd1a44"/>
    </style:style>
    <style:style style:name="T157" style:family="text">
      <style:text-properties officeooo:rsid="01e87294"/>
    </style:style>
    <style:style style:name="T158" style:family="text">
      <style:text-properties officeooo:rsid="01dd8647"/>
    </style:style>
    <style:style style:name="T159" style:family="text">
      <style:text-properties officeooo:rsid="01df7cc1"/>
    </style:style>
    <style:style style:name="T160" style:family="text">
      <style:text-properties officeooo:rsid="01ea32c0"/>
    </style:style>
    <style:style style:name="T161" style:family="text">
      <style:text-properties officeooo:rsid="01ec1a91"/>
    </style:style>
    <style:style style:name="T162" style:family="text">
      <style:text-properties officeooo:rsid="01eeb981"/>
    </style:style>
    <style:style style:name="T163" style:family="text">
      <style:text-properties officeooo:rsid="01efeab2"/>
    </style:style>
    <style:style style:name="T164" style:family="text">
      <style:text-properties officeooo:rsid="01f0d8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7">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8">маршрутам</text:span> и красиво обустроеным дорожкам.</text:p>
      <text:p text:style-name="P27"/>
      <text:p text:style-name="P27">… Легче всего было с <text:span text:style-name="T29">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30">поручень, крепко хватаю оба конца и перешагиваю через ограждение.</text:span></text:p>
      <text:p text:style-name="P28"/>
      <text:p text:style-name="P29">Ну да, синяя параноичка пыталась объяснить <text:span text:style-name="T31">остутствие сквозного прохода в башне </text:span>“соображени<text:span text:style-name="T31">ями</text:span> фортификации”, но <text:span text:style-name="T32">тебя не проведёшь, Анон</text:span>. <text:span text:style-name="T32">Ты давно заметил садистские склонности у синей милитаристки.</text:span> <text:span text:style-name="T31">С башней Селестии-то было всё в порядке!</text:span></text:p>
      <text:p text:style-name="P15"><text:soft-page-break/></text:p>
      <text:p text:style-name="P62">Пять метров вниз – и я на нижней галерее. <text:span text:style-name="T33">Под взглядом ошалевшего стражника-единорога о</text:span>тпускаю один конец и вытягиваю верёвку за второй. <text:span text:style-name="T33">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4">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4">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5">… Гораздо т</text:span>руднее было с <text:span text:style-name="T35">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7"> Бля…</text:span></text:p>
      <text:p text:style-name="P63"/>
      <text:p text:style-name="P34">Обидно <text:span text:style-name="T38">было </text:span>даже не то, что рукав <text:span text:style-name="T39">дорогущего костюма </text:span>разошёлся в подмышке <text:span text:style-name="T38">во время очередного дюльфера</text:span><text:span text:style-name="T38"><text:note text:id="ftn1" text:note-class="footnote"><text:note-citation>1</text:note-citation><text:note-body><text:p text:style-name="P137"><text:span text:style-name="T40">Дюльфер - </text:span>скоростной спуск по верёвке на крутых и отвесных стенах.</text:p></text:note-body></text:note></text:span>. <text:span text:style-name="T3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text:soft-page-break/>Ну уж нет! Я не для того корпел над этой проклятой бумажкой <text:span text:style-name="T41">до позеленения</text:span>, чтоб так просто сдаться!</text:p>
      <text:p text:style-name="P36"/>
      <text:p text:style-name="P36">Плюнув на костюм окончательно, я <text:span text:style-name="T42">покрепче зажал трос локтями и ногами и практически отпустил верёвку</text:span>. <text:span text:style-name="T42">Треск в</text:span> месте соприкосновения <text:span text:style-name="T42">ткани</text:span> о верёвку <text:span text:style-name="T42">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3">они </text:span>там, Блэйз? - указываю глазами на лестницу в центральный холл.</text:p>
      <text:p text:style-name="P38">- <text:span text:style-name="T43">З</text:span>ашли пятнадцать минут назад, - отвечает солнечный страж, <text:span text:style-name="T44">косясь на мои ошмётки одежды</text:span>.</text:p>
      <text:p text:style-name="P38"/>
      <text:p text:style-name="P38">Чертыхаясь, несусь к <text:span text:style-name="T45">неприметной дверце в цоколе дворца. Через пару минут, вываливаюсь из подсобки у тронного зала в ореоле веников и швабр.</text:span></text:p>
      <text:p text:style-name="P39"><text:span text:style-name="T44">Церемонимейстер, завидев меня, подпрыгивает от</text:span> нетерпения:</text:p>
      <text:p text:style-name="P39"/>
      <text:p text:style-name="P39">- Поторопись, мой <text:span text:style-name="T46">п</text:span>ринц! Доттид Лайн задержал делегацию в Розовом зале, но грифоны уже <text:span text:style-name="T44">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7">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8">поспешно </text:span>захлопывается…</text:p>
      <text:p text:style-name="P40"/>
      <text:p text:style-name="P40">…</text:p>
      <text:p text:style-name="P40"/>
      <text:p text:style-name="P40">Две аликорницы <text:span text:style-name="T49">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50">Твой костюм…</text:span></text:p>
      <text:p text:style-name="P41"><text:soft-page-break/>- <text:span text:style-name="T50">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1">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Золотистое сияние охватывает дымящиеся лохмотья моих штанов и почти идеально сращивает их. <text:span text:style-name="T51">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2">Раздаются три удара древком алебарды в пол. Двери распахиваются.</text:span></text:p>
      <text:p text:style-name="P44">- <text:span text:style-name="T53">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4">С</text:span>оветник Доттид Лайн с вымученной улыбкой <text:span text:style-name="T54">и растрёпанной гривой </text:span>выскакивает вперёд, но его бесцеремонно отпихивает в сторону <text:span text:style-name="T55">здоровенный </text:span>грифон с железным клювом. <text:span text:style-name="T56">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4">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7">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8">Королевство Грифонов… рассчитывает… заключить торговое соглашение…</text:span></text:p>
      <text:p text:style-name="P39"/>
      <text:p text:style-name="P39">Грифон <text:span text:style-name="T59">кидает взгляд на трон и, </text:span>сверкну<text:span text:style-name="T60">в</text:span> красным глазом <text:span text:style-name="T61">сквозь монокль, </text:span>продолж<text:span text:style-name="T59">ает</text:span>.</text:p>
      <text:p text:style-name="P39"><text:soft-page-break/>- <text:span text:style-name="T62">К</text:span>ороль Гвидо уполномочил <text:span text:style-name="T57">своего премьер-министра, Горга Квинтана</text:span> <text:span text:style-name="T61">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7">Горг</text:span>, - беседа будет более продуктивной, если мы сможем отбросить <text:span text:style-name="T58">все</text:span> формальности, - грифон комкает бумажку и прячет за крыло, - и поговорить откровенно, без галстуков.</text:p>
      <text:p text:style-name="P47"/>
      <text:p text:style-name="P47">Из всех собравшихся в тронном зале, галстук есть только у меня. Но это не смущает грифона. Он указывает <text:span text:style-name="T57">когтем</text:span> на стражников и несчастного Доттид Лайна.</text:p>
      <text:p text:style-name="P47"/>
      <text:p text:style-name="P47">- Мы не могли бы <text:span text:style-name="T63">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4">А обезьяна? - грифон кивает на меня.</text:span></text:p>
      <text:p text:style-name="P47"/>
      <text:p text:style-name="P48">Во вгляде белой аликорницы появляется лёд.</text:p>
      <text:p text:style-name="P48">- <text:span text:style-name="T57">Не</text:span> сме<text:span text:style-name="T57">й</text:span>те оскорблять принца Эквестрии, <text:span text:style-name="T57">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5">Да б</text:span>рос<text:span text:style-name="T58">ь</text:span>те, принцесса! <text:span text:style-name="T65">Передо мной можете не стесняться. </text:span>Ве<text:span text:style-name="T65">сь</text:span> <text:span text:style-name="T65">Эквус </text:span>зна<text:span text:style-name="T65">е</text:span>т, какова легитимность этой… этого “принца-консорта”! - прищурив один глаз и скосив на меня второй, грифон подчерк<text:span text:style-name="T58">ивает</text:span> язвительный тон сказанного. - Примату просто повезло, что он пришёлся фаворитом светлейшей особ<text:span text:style-name="T65">е</text:span>. <text:span text:style-name="T58">Мы уважаем ваш выбор, принцесса, но разговор должен стостояться без посторонних.</text:span></text:p>
      <text:p text:style-name="P48"/>
      <text:p text:style-name="P48">Гадёныш снова склон<text:span text:style-name="T57">яет</text:span> голову перед <text:span text:style-name="T65">аликорницей</text:span>, совершенно игнорируя меня.</text:p>
      <text:p text:style-name="P48"><text:soft-page-break/>Мне <text:span text:style-name="T66">хочется</text:span> <text:span text:style-name="T65">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8">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8">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 <text:span text:style-name="T57">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7">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8">ы</text:span>й фиолетовый оттенок.</text:p>
      <text:p text:style-name="P49"/>
      <text:p text:style-name="P49">- Но довольно эт<text:span text:style-name="T69">ой</text:span> светск<text:span text:style-name="T69">ой</text:span> <text:span text:style-name="T69">болтовни</text:span>! - разряжает обстановку Сел. - <text:span text:style-name="T70">Т</text:span>ы, кажется, хотел нам что-то рассказать, Горг?</text:p>
      <text:p text:style-name="P48"/>
      <text:p text:style-name="P50">Грифон оцени<text:span text:style-name="T71">вает</text:span> переход на “ты” и <text:span text:style-name="T66">чуть заметно кивает ей</text:span>. <text:span text:style-name="T71">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1">, почувствовав перемену, </text:span><text:soft-page-break/><text:span text:style-name="T71">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6">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2">орг</text:span> по-кошачьи выпускает когти <text:span text:style-name="T72">на лапе </text:span>и нарочито медленно ковыряется в клюве. Отвратительные <text:s/>щелчки и скрипение перемежаются с шорохом падающих на мраморный пол <text:span text:style-name="T73">остатков пищи. Я недоумённо смотрю на н</text:span>едвижны<text:span text:style-name="T73">х</text:span> Селести<text:span text:style-name="T73">ю</text:span> и Лун<text:span text:style-name="T73">у,</text:span> бесстрастно наблюдаю<text:span text:style-name="T73">щих</text:span> за <text:span text:style-name="T73">унизительной </text:span>сценой. Молчание затягивается.</text:p>
      <text:p text:style-name="P53"/>
      <text:p text:style-name="P53"><text:span text:style-name="T72">З</text:span>рачки <text:span text:style-name="T72">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4">Зверюга</text:span> <text:span text:style-name="T74">встаёт и </text:span>щелкает когтями. К нему тотчас подходит один из грифонов и подаёт небольшую флягу, украшенную затейливой инкрустацией. <text:span text:style-name="T74">Горг</text:span> отхлёбывает из фляги и продолжает посвежевшим голосом.</text:p>
      <text:p text:style-name="P54"/>
      <text:p text:style-name="P54">- <text:span text:style-name="T75">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text:soft-page-break/></text:p>
      <text:p text:style-name="P54">- <text:span text:style-name="T74">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4">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Анон вносится в зал с двумя аликорнами и занимает своё место по левую сторону от Селестии. <text:span text:style-name="T76">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7">Три дня из д</text:span>ворцов<text:span text:style-name="T77">ой</text:span> жизн<text:span text:style-name="T77">и</text:span> Анона со всеми нюансами и регалиями - <text:span text:style-name="T77">юмор</text:span>. Сел загружена делами по горло и очень уставшая.</text:p>
      <text:p text:style-name="P19"><text:soft-page-break/></text:p>
      <text:p text:style-name="P19">День первый: </text:p>
      <text:p text:style-name="P20">Приём <text:span text:style-name="T78">торговой </text:span>миссии <text:span text:style-name="T78">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8">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79">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80">т</text:span>лива, что у неё есть <text:span text:style-name="T81">помощник - </text:span>Анон</text:p>
      <text:p text:style-name="P5">…</text:p>
      <text:p text:style-name="P5"><text:span text:style-name="T82">(</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2">)</text:span></text:p>
      <text:p text:style-name="P5"/>
      <text:p text:style-name="P10">Я ввалился в приёмную. Голова аликорницы покоилась на столе, глаза были закрыты. <text:span text:style-name="T83">При стуке двери лишь чуть дёрнулось ухо.</text:span></text:p>
      <text:p text:style-name="P10">- <text:span text:style-name="T84">Сел, меня волнует состояние наших отношений в последнее время, - начал я издалека.</text:span></text:p>
      <text:p text:style-name="P10">- <text:span text:style-name="T84">Да? - пробормотала аликорница не открывая глаз.</text:span></text:p>
      <text:p text:style-name="P11"/>
      <text:p text:style-name="P11">Тут что-то не так, Анон!</text:p>
      <text:p text:style-name="P11"/>
      <text:p text:style-name="P5">- Как ты могла <text:span text:style-name="T85">вчера</text:span> заснуть во время секса?!! - <text:span text:style-name="T86">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7">Борьба с собственным сенатом отнимает все силы. Я обещаю исправиться после принятия закона о </text:span><text:span text:style-name="T88">двойном налогообложении</text:span><text:span text:style-name="T87">. Пока же постарайся не обращать внимание на это… ммм… маленькое неудобство.</text:span></text:p>
      <text:p text:style-name="P10"><text:soft-page-break/>- <text:span text:style-name="T89">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90">признаётся</text:span>, что устаёт ещё и от того, что беременна. Анон в шоке. <text:span text:style-name="T9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38" text:outline-level="2">II</text:h>
      <text:p text:style-name="P67">&lt;Селестия расслабляется, счастливые дни → <text:span text:style-name="T92">Бунт с попыткой казни Селестии через обезглавливание. Палач необычайно учтив с Сел, но твёрд в намерениях&gt;</text:span></text:p>
      <text:h text:style-name="P138" text:outline-level="2">III</text:h>
      <text:p text:style-name="P68">&lt;Отправка Анона на Луну с Луной&gt;</text:p>
      <text:p text:style-name="P69">&lt;Сцена с голым Аноном и Луной&gt;</text:p>
      <text:h text:style-name="P138" text:outline-level="2">IV</text:h>
      <text:p text:style-name="P70"/>
      <text:h text:style-name="P138" text:outline-level="2">V</text:h>
      <text:p text:style-name="P70"/>
      <text:h text:style-name="P138"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38" text:outline-level="2">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text:soft-page-break/>Двенадцать жеребят под присмотром <text:span text:style-name="T93">учительницы</text:span> <text:span text:style-name="T94">скучали в фойе</text:span>. Экскурсовод – <text:span text:style-name="T95">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9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96">Да-да, они у меня воспитанные, - вымученно улыбнулась кобыла-земнопони, задней ногой отодвинув жеребёнка от гипсового бюста.</text:span></text:p>
      <text:p text:style-name="P74">- <text:span text:style-name="T97">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97">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98">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98">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text:span><text:soft-page-break/><text:span text:style-name="T98">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99">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00">на припавшей к полу фигуре было </text:span>множество выщербин и царапин, одно крыло отломано, второе покрыто сетью трещин, часть хвоста остуств<text:span text:style-name="T101">овала</text:span>, голов<text:span text:style-name="T101">у</text:span> с отбитым ухом венча<text:span text:style-name="T101">л</text:span> облом<text:span text:style-name="T101">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02">замирало</text:span> от осознания того, какой она могла бы быть до повреждений.</text:p>
      <text:p text:style-name="P77"/>
      <text:p text:style-name="P76"><text:span text:style-name="T99">- </text:span>Многие считают, что эта статуя – всё, что осталось от легендарной правительницы древней Эквестрии, принцессы Селестии. <text:span text:style-name="T103">По завершающей легенде селестианского цикла она сразилась с </text:span><text:span text:style-name="T20">Горгоном</text:span><text:span text:style-name="T103">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04">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0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0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07">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08">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08">Селестии </text:span>на <text:span text:style-name="T105">престоле</text:span> Эквестрии. <text:span text:style-name="T108">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99">А вы сами как считаете? - перебила экскурсовода </text:span><text:span text:style-name="T21">Индиго</text:span><text:span text:style-name="T99">.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03">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07">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09">Дасти Нупс, веди себя прилично! - шикнула на него учительница, - немедленно вернисть в группу!</text:span></text:p>
      <text:p text:style-name="P74">- <text:span text:style-name="T109">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1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text:span><text:soft-page-break/><text:span text:style-name="T110">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11">вышел на балкон. </text:span>П<text:span text:style-name="T111">ерегну</text:span>вшись<text:span text:style-name="T111"> через перила, </text:span>посмотрел вниз<text:span text:style-name="T11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12">тебя дождаться </text:span>и я выполнила своё о<text:span text:style-name="T112">б</text:span>ещание, мой маленький человек, - Селестия опустила голову мне на плечо.</text:p>
      <text:p text:style-name="P86">- <text:span text:style-name="T113">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text:soft-page-break/>Селестия в ответ прижала меня к себе крылом. <text:span text:style-name="T23">Одним</text:span><text:span text:style-name="T114">.</text:span></text:p>
      <text:p text:style-name="P89"/>
      <text:p text:style-name="P86">- <text:span text:style-name="T113">Ну же, Анон, не стоит так переживать, я же сказала, что буду ждать. Когда я тебя обманывала?</text:span></text:p>
      <text:p text:style-name="P86">- <text:span text:style-name="T115">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16">И снова перехватило дыхание – от ужаса.</text:span></text:p>
      <text:p text:style-name="P90">- <text:span text:style-name="T116">Сел!!!</text:span></text:p>
      <text:p text:style-name="P90">- <text:span text:style-name="T116">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17">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17">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18">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19">с зажимом для волос</text:span>. <text:span text:style-name="T120">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21">Мы рады, что ты вернулась.</text:span></text:p>
      <text:p text:style-name="P92"/>
      <text:p text:style-name="P93">Коротко кивнув <text:span text:style-name="T122">и </text:span>мне, Луна отвернулась. За сухостью приветствия от меня не ускользнул быстрый жест крылом, как будто смахивающий пылинку с глаза.</text:p>
      <text:p text:style-name="P85"><text:soft-page-break/></text:p>
      <text:p text:style-name="P85">…</text:p>
      <text:p text:style-name="P85"/>
      <text:p text:style-name="P85">- <text:span text:style-name="T123">ЛУНА! - Селестия притянула сестру к себе, заключив в объятиях. - Я не надеялась увидеть тебя живой!</text:span></text:p>
      <text:p text:style-name="P85">- <text:span text:style-name="T124">Сестрица, право же, оставь эти нежности! Подумаешь – не виделись </text:span><text:span text:style-name="T24">десять тысяч </text:span><text:span text:style-name="T124">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25">Всё плохое, что могло произойти, осталось в прошлом и сейчас творилось только хорошее.</text:span></text:p>
      <text:p text:style-name="P94"/>
      <text:p text:style-name="P94">- <text:span text:style-name="T12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26">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text:soft-page-break/></text:p>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 Правильное решение, - кивнула Луна. - Мы рады. Как нам ни стыдно признаваться, но Мы привыкли к твоему присутствию и Нам не хватало бы твоих <text:span text:style-name="T127">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28">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28">и крепко обняла раненую аликорницу крылом.</text:span></text:p>
      <text:p text:style-name="P97">- <text:span text:style-name="T129">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28">Анон, - обратилась ко мне Селестия, - Хотела бы я нести тебя сейчас… Увы – раны не позволят. Садись на Луну, пожалуйста…</text:span></text:p>
      <text:p text:style-name="P98">Луна <text:span text:style-name="T130">повернулась ко мне и нахмурилась</text:span>. <text:span text:style-name="T130">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30">Внезапно </text:span>строгую морду осветила улыбка и <text:span text:style-name="T130">бирюзовый глаз подмигнул мне.</text:span></text:p>
      <text:p text:style-name="P98"><text:soft-page-break/></text:p>
      <text:p text:style-name="P98">- <text:span text:style-name="T130">Ты всё ещё боишься нас, Анон. Это после стольких-то лет знакомства. Это забавляет. Садись!</text:span></text:p>
      <text:p text:style-name="P98"/>
      <text:p text:style-name="P97">…</text:p>
      <text:p text:style-name="P97"/>
      <text:p text:style-name="P100">Мистик Вьюв – х<text:span text:style-name="T131">л</text:span>аб<text:span text:style-name="T131">л</text:span>ый! Мистик Вьюв не убе<text:span text:style-name="T131">з</text:span>ал, как <text:span text:style-name="T131">длугие</text:span>, <text:span text:style-name="T131">от</text:span> <text:span text:style-name="T131">стласного </text:span>Анон<text:span text:style-name="T131">а</text:span>! Мистик В<text:span text:style-name="T132">ь</text:span>юв <text:span text:style-name="T131">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Далеко-далеко в небо!</text:p>
      <text:p text:style-name="P97"/>
      <text:p text:style-name="P97"/>
      <text:p text:style-name="P94"/>
      <text:p text:style-name="P102">===============================================================================</text:p>
      <text:p text:style-name="P115"><text:span text:style-name="T133">В пространстве с</text:span>мутно <text:span text:style-name="T13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39"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34">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34">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text:soft-page-break/>-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35">карандаш</text:span>…</text:p>
      <text:p text:style-name="P105">…</text:p>
      <text:p text:style-name="P105"/>
      <text:p text:style-name="P106"/>
      <text:p text:style-name="P106">…</text:p>
      <text:p text:style-name="P104">-----------------------------------------------</text:p>
      <text:p text:style-name="P104">На сцену вышла лошадь и уселась за стол. По залу прокатился вздох удивления.</text:p>
      <text:p text:style-name="P104">То, что лошадь уселась по человечески, <text:span text:style-name="T136">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37">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37">о</text:span>громные <text:span text:style-name="T138">вишнёвые </text:span>глаза <text:span text:style-name="T137">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39">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soft-page-break/><text:line-break/><text:line-break/></text:p>
      <text:p text:style-name="P70"><text:span text:style-name="T140"><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70"><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7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text:soft-page-break/>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text:soft-page-break/>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soft-pag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7"/>
      <text:p text:style-name="P118">Сюжет:</text:p>
      <text:p text:style-name="P118">Анон лежит в психушке и ему снятся сны (чтоб их видеть, он скрывает, что не пьёт галоперидол). Во снах – отдельная сюжетная линия (временная петля). <text:span text:style-name="T141">Постепенно в мире психушки ситуация накаляется, начинается ядерный апокалипсис. Все, кроме Анона, прячутся в </text:span><text:soft-page-break/><text:span text:style-name="T141">подвале психушки. Анон вылазит на крышу и там встречает атомный гриб. Он смеётся ему навстречу…</text:span></text:p>
      <text:p text:style-name="P118"/>
      <text:p text:style-name="P119">(с этого момента начинаются воспоминания Хумана)-&gt;</text:p>
      <text:p text:style-name="P119"/>
      <text:p text:style-name="P120">…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8"/>
      <text:p text:style-name="P120">Вот как раз похождения Анона в глубоком прошлом Эквестрии и снятся Анону в психушке.</text:p>
      <text:p text:style-name="P118"/>
      <text:p text:style-name="P118">-----------------</text:p>
      <text:p text:style-name="P121">Фантастические Сны <text:span text:style-name="T142">Дедлайна</text:span> из психушки – придумала Селестия, превращённая в камень. Эквестрийский Сон (с Обменом) – придумал <text:span text:style-name="T143">Дедлайн</text:span> в ответ. Это и есть великий Обмен.</text:p>
      <text:p text:style-name="P118">-----------------</text:p>
      <text:p text:style-name="P118"/>
      <text:p text:style-name="P118"/>
      <text:p text:style-name="P123">===========================================</text:p>
      <text:p text:style-name="P123"/>
      <text:p text:style-name="P123">&lt;Сцена в туалете психушки. У <text:span text:style-name="T144">Дедлайна</text:span> стреляют сигареты. Слышен диктор из динамика – он сообщает об ухудшении международной обстановки. <text:span text:style-name="T145">Римский папа призывает отказаться от ядерного оружия</text:span>)&gt;</text:p>
      <text:p text:style-name="P117"/>
      <text:p text:style-name="P12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17">- <text:span text:style-name="T145">Дедлайн, курево не долганёшь?</text:span></text:p>
      <text:p text:style-name="P117"/>
      <text:p text:style-name="P117"/>
      <text:p text:style-name="P117"><text:soft-page-break/></text:p>
      <text:p text:style-name="P117"/>
      <text:p text:style-name="P117"/>
      <text:p text:style-name="P117"/>
      <text:p text:style-name="P117"/>
      <text:p text:style-name="P117"/>
      <text:p text:style-name="P124">(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46">сама </text:span>Сел стала статуей, <text:span text:style-name="T146">а Луну закинуло на луну</text:span>).</text:p>
      <text:p text:style-name="P122"/>
      <text:p text:style-name="P122">Сон 2:</text:p>
      <text:p text:style-name="P122"/>
      <text:p text:style-name="P122">Сон 3:</text:p>
      <text:p text:style-name="P122"/>
      <text:p text:style-name="P122">Сон 4:</text:p>
      <text:p text:style-name="P122">Сон 5:</text:p>
      <text:p text:style-name="P122"/>
      <text:p text:style-name="P122">Сборка в Эквестрии</text:p>
      <text:p text:style-name="P122"/>
      <text:p text:style-name="P122"/>
      <text:p text:style-name="P116">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6">Я закрыл глаза, запрокинул голову и засмеялся. И смеялся до тех пор, пока сияние не выжгло мне глаза.</text:p>
      <text:p text:style-name="P125"><text:soft-page-break/>.</text:p>
      <text:p text:style-name="P125">.</text:p>
      <text:p text:style-name="P125">.</text:p>
      <text:p text:style-name="P125">.</text:p>
      <text:p text:style-name="P125">.</text:p>
      <text:p text:style-name="P125">В абсолютном, всепоглощающем сиянии стали проступать очертания.</text:p>
      <text:p text:style-name="P126">Длинный рог… <text:span text:style-name="T147">Переливающийся каскад </text:span>волн <text:span text:style-name="T25">пышной</text:span><text:span text:style-name="T147"> </text:span>гривы… <text:span text:style-name="T147">Огромные крылья, бессильно распростёртые по полу…. </text:span>Пронзительный взгляд огромных глаз <text:span text:style-name="T148">из-под скрывающей полморды чёлки.</text:span></text:p>
      <text:p text:style-name="P125"/>
      <text:p text:style-name="P125">- <text:span text:style-name="T148">Ты всё же пришёл… Мне хватило сил призвать тебя, Проводник… Кха-кха-кха…</text:span></text:p>
      <text:p text:style-name="P127"><text:span text:style-name="T149">Она</text:span> выкашляла пару клубов <text:span text:style-name="T149">неестественно-</text:span>ярко<text:span text:style-name="T149">го </text:span>розового дыма.</text:p>
      <text:p text:style-name="P127"/>
      <text:p text:style-name="P127">- <text:span text:style-name="T150">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7"/>
      <text:p text:style-name="P128">Окружающий мир сфокусировался достаточно, чтобы я смог разглядеть <text:span text:style-name="T151">в розовом тумане </text:span>к<text:span text:style-name="T152">аменные перила широкого балкона, с</text:span>т<text:span text:style-name="T152">ройные иглы высоких башень на заднем плане… </text:span>и <text:span text:style-name="T153">лежащее у ног моей собеседницы тело, </text:span>похоже<text:span text:style-name="T153">е</text:span> на <text:span text:style-name="T153">неё</text:span>, только меньших размеров и тёмного окраса.</text:p>
      <text:p text:style-name="P128"/>
      <text:p text:style-name="P128">- <text:span text:style-name="T154">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8"/>
      <text:p text:style-name="P129">Копыто крылатой единорожихи поехало по плитке пола, но, собравшись с силами, она выпрямилась.</text:p>
      <text:p text:style-name="P128"/>
      <text:p text:style-name="P127">- <text:span text:style-name="T149">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7"><text:soft-page-break/></text:p>
      <text:p text:style-name="P130">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55">Я ущипнул себя за нос.</text:span></text:p>
      <text:p text:style-name="P131">Больно, блин!</text:p>
      <text:p text:style-name="P131"/>
      <text:p text:style-name="P131">- … <text:span text:style-name="T156">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1"/>
      <text:p text:style-name="P132">Перед единорожихой парила в пространстве <text:span text:style-name="T157">маленькая фигурка</text:span> её самой – с рогом, крыльями и переливающейся гривой. Но, в отличие от бессильно спадающ<text:span text:style-name="T157">их</text:span> <text:span text:style-name="T158">к</text:span> полу <text:span text:style-name="T157">локонов</text:span> моей собеседницы, грива статуэтки плавно реяла в воздухе, развеваемая не<text:span text:style-name="T159">зримым</text:span> эфиром.</text:p>
      <text:p text:style-name="P132"/>
      <text:p text:style-name="P130">- <text:span text:style-name="T156">Я перенесу тебя в то время, когда мой мир был ещё молод, чтобы мои подданные научились жить без магии. Когда ты окажешься там, ты должен…</text:span></text:p>
      <text:p text:style-name="P130">- <text:span text:style-name="T160">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30">- <text:span text:style-name="T160">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30">- <text:span text:style-name="T161">Не знаю. Я не успел понять, - пожал я плечами, - ты слишком рано забрала меня из психушки.</text:span></text:p>
      <text:p text:style-name="P130"/>
      <text:p text:style-name="P133">Магическая лошадь (или аликорн, как она себя назвала) запнулась. Я остолбенело смотрел, как кончик её крыла начал плавиться, <text:span text:style-name="T162">стекая</text:span> на плиты пола розоватой струйкой.</text:p>
      <text:p text:style-name="P133"/>
      <text:p text:style-name="P13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3"/>
      <text:p text:style-name="P133"><text:soft-page-break/>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3"/>
      <text:p text:style-name="P133">- Источник магии расположен в глубокой пещере в <text:span text:style-name="T163">&lt;</text:span>скале Кантерлота<text:span text:style-name="T163">&gt;&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62">Потом её морду осветило озарение. - </text:span><text:span text:style-name="T26">В то время её называли “Дрогонштерн”</text:span><text:span text:style-name="T162">. Мы часто резвились с сестрой в окрестностях.</text:span></text:p>
      <text:p text:style-name="P133"/>
      <text:p text:style-name="P134">Слеза скатилась с морды аликорницы и она стёрла её сгибом крыла, <text:span text:style-name="T163">размазывая розоватое желе по скуле</text:span>.</text:p>
      <text:p text:style-name="P134"/>
      <text:p text:style-name="P134">- <text:span text:style-name="T164">Помоги мне, Проводник! Ради моих маленьких пони…</text:span></text:p>
      <text:p text:style-name="P134"/>
      <text:p text:style-name="P135">Магическая лошадь заходится в продолжительном кашле, струйки розоватой слизи стекают с её крыльев <text:s/>и хвоста, собираясь в лужицы на полу.</text:p>
      <text:p text:style-name="P135">Склонившаяся над безжизненным телом фигура тает в розовом тумане… </text:p>
      <text:p text:style-name="P134"/>
      <text:p text:style-name="P136">===========================================================</text:p>
      <text:p text:style-name="P125"/>
      <text:p text:style-name="P125"/>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19-12-01T02:31:04.933079231</dc:date>
    <meta:editing-duration>PT2M55S</meta:editing-duration>
    <meta:editing-cycles>2</meta:editing-cycles>
    <meta:generator>LibreOffice/5.1.6.2$Linux_X86_64 LibreOffice_project/10m0$Build-2</meta:generator>
    <meta:document-statistic meta:table-count="0" meta:image-count="0" meta:object-count="0" meta:page-count="29" meta:paragraph-count="296" meta:word-count="7524" meta:character-count="50634" meta:non-whitespace-character-count="43288"/>
  </office:meta>
</office:document-meta>
</file>